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6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10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2" fo:font-size="10pt" fo:language="nl" fo:country="NL" fo:font-style="normal" style:text-underline-style="none" fo:font-weight="normal" fo:background-color="#c0c0c0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officeooo:paragraph-rsid="000a980c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officeooo:paragraph-rsid="000de25d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9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0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1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language="nl" fo:country="NL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24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26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2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P28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9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30" style:family="paragraph" style:parent-style-name="Standard" style:list-style-name="L4"/>
    <style:style style:name="P31" style:family="paragraph" style:parent-style-name="Standard" style:list-style-name="L4">
      <style:text-properties fo:color="#000000" fo:font-style="normal" style:font-style-asian="normal" style:font-style-complex="normal"/>
    </style:style>
    <style:style style:name="P32" style:family="paragraph" style:parent-style-name="Standard" style:list-style-name="L4">
      <style:text-properties fo:color="#000000" style:text-line-through-style="none" style:font-name="Bitstream Vera Sans2" fo:language="nl" fo:country="NL" fo:font-weight="normal" fo:background-color="transparent" style:language-asian="nl" style:country-asian="NL" style:font-weight-asian="normal" style:font-weight-complex="normal"/>
    </style:style>
    <style:style style:name="P33" style:family="paragraph" style:parent-style-name="Standard" style:list-style-name="L4">
      <style:text-properties fo:color="#000000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34" style:family="paragraph" style:parent-style-name="Standard" style:list-style-name="L4">
      <style:text-properties fo:color="#000000" style:text-line-through-style="none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P35" style:family="paragraph" style:parent-style-name="Standard" style:list-style-name="L4">
      <style:text-properties fo:color="#000000"/>
    </style:style>
    <style:style style:name="P36" style:family="paragraph" style:parent-style-name="Standard" style:list-style-name="L4">
      <style:text-properties fo:font-style="normal" style:font-style-asian="normal" style:font-style-complex="normal"/>
    </style:style>
    <style:style style:name="P37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text-properties style:use-window-font-color="true" style:font-name="Bitstream Vera Sans2" fo:font-size="10pt" fo:language="en" fo:country="US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39" style:family="paragraph" style:parent-style-name="Standard" style:list-style-name="L4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40" style:family="paragraph" style:parent-style-name="Standard" style:list-style-name="L4">
      <style:text-properties style:use-window-font-color="true" fo:font-style="normal" style:font-style-asian="normal" style:font-style-complex="normal"/>
    </style:style>
    <style:style style:name="P41" style:family="paragraph" style:parent-style-name="Standard" style:list-style-name="L4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name-asian="DejaVu Sans1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42" style:family="paragraph" style:parent-style-name="Standard" style:list-style-name="L4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43" style:family="paragraph" style:parent-style-name="Standard" style:list-style-name="L4">
      <style:text-properties style:use-window-font-color="true" style:text-line-through-style="none" fo:language="en" fo:country="US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P44" style:family="paragraph" style:parent-style-name="Standard" style:list-style-name="L4"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P45" style:family="paragraph" style:parent-style-name="Standard" style:list-style-name="L5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P46" style:family="paragraph" style:parent-style-name="Standard" style:list-style-name="L4">
      <style:text-properties fo:font-style="italic" style:font-style-asian="italic" style:font-style-complex="italic"/>
    </style:style>
    <style:style style:name="P47" style:family="paragraph" style:parent-style-name="Standard" style:list-style-name="L4">
      <style:paragraph-properties fo:break-before="page"/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48" style:family="paragraph" style:parent-style-name="Standard" style:list-style-name="L4">
      <style:paragraph-properties fo:break-before="page"/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language-asian="nl" style:country-asian="NL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language="en" fo:country="US" style:text-underline-style="none"/>
    </style:style>
    <style:style style:name="T5" style:family="text">
      <style:text-properties style:text-line-through-style="none" style:font-name="Bitstream Vera Sans2" fo:font-size="10pt" style:text-underline-style="none" officeooo:rsid="000a980c" style:font-name-complex="Bitstream Vera Sans2"/>
    </style:style>
    <style:style style:name="T6" style:family="text">
      <style:text-properties style:text-line-through-style="none" style:font-name="Bitstream Vera Sans2" fo:font-size="10pt" style:text-underline-style="none" officeooo:rsid="000c8365" style:font-name-complex="Bitstream Vera Sans2"/>
    </style:style>
    <style:style style:name="T7" style:family="text">
      <style:text-properties style:text-line-through-style="none" style:font-name="Bitstream Vera Sans2" fo:font-size="10pt" style:text-underline-style="none" officeooo:rsid="000de25d" style:font-name-complex="Bitstream Vera Sans2"/>
    </style:style>
    <style:style style:name="T8" style:family="text">
      <style:text-properties style:text-line-through-style="none" style:font-name="Bitstream Vera Sans2" fo:font-size="10pt" fo:language="en" fo:country="US" style:text-underline-style="none" officeooo:rsid="000a980c" style:font-name-complex="Bitstream Vera Sans2"/>
    </style:style>
    <style:style style:name="T9" style:family="text">
      <style:text-properties style:text-line-through-style="none" style:font-name="Bitstream Vera Sans2" fo:font-size="10pt" fo:language="en" fo:country="US" style:text-underline-style="none" officeooo:rsid="000c8365" style:font-name-complex="Bitstream Vera Sans2"/>
    </style:style>
    <style:style style:name="T10" style:family="text">
      <style:text-properties style:text-line-through-style="none" officeooo:rsid="000a980c"/>
    </style:style>
    <style:style style:name="T11" style:family="text">
      <style:text-properties style:text-line-through-style="none" style:text-underline-style="none"/>
    </style:style>
    <style:style style:name="T12" style:family="text">
      <style:text-properties style:text-line-through-style="none" style:text-underline-style="none" officeooo:rsid="000a980c"/>
    </style:style>
    <style:style style:name="T13" style:family="text">
      <style:text-properties style:text-line-through-style="none" style:text-underline-style="none" officeooo:rsid="000c8365"/>
    </style:style>
    <style:style style:name="T14" style:family="text">
      <style:text-properties style:text-line-through-style="none" style:text-underline-style="none" officeooo:rsid="000de25d"/>
    </style:style>
    <style:style style:name="T15" style:family="text">
      <style:text-properties style:text-line-through-style="none" style:text-underline-style="none" officeooo:rsid="000f9086"/>
    </style:style>
    <style:style style:name="T16" style:family="text">
      <style:text-properties style:text-line-through-style="none" officeooo:rsid="000c8365"/>
    </style:style>
    <style:style style:name="T17" style:family="text">
      <style:text-properties style:text-line-through-style="none" officeooo:rsid="000de25d"/>
    </style:style>
    <style:style style:name="T18" style:family="text">
      <style:text-properties style:text-line-through-style="none" officeooo:rsid="000f9086"/>
    </style:style>
    <style:style style:name="T19" style:family="text">
      <style:text-properties style:font-name-asian="Times New Roman" style:language-complex="ar" style:country-complex="SA"/>
    </style:style>
    <style:style style:name="T20" style:family="text">
      <style:text-properties fo:language="en" fo:country="US"/>
    </style:style>
    <style:style style:name="T21" style:family="text">
      <style:text-properties style:language-complex="nl" style:country-complex="NL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4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#c0c0c0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5" style:family="text">
      <style:text-properties style:use-window-font-color="true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26" style:family="text">
      <style:text-properties style:use-window-font-color="true"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T27" style:family="text">
      <style:text-properties style:use-window-font-color="true" style:font-name="Bitstream Vera Sans2" fo:font-size="10pt" fo:language="nl" fo:country="NL" style:text-underline-style="none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28" style:family="text">
      <style:text-properties style:use-window-font-color="true" style:font-name="Bitstream Vera Sans2" fo:font-size="10pt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29" style:family="text">
      <style:text-properties style:use-window-font-color="true" style:text-line-through-style="none"/>
    </style:style>
    <style:style style:name="T30" style:family="text">
      <style:text-properties style:use-window-font-color="true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31" style:family="text">
      <style:text-properties style:use-window-font-color="true" style:text-line-through-style="non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32" style:family="text">
      <style:text-properties style:use-window-font-color="true" style:text-line-through-style="none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33" style:family="text">
      <style:text-properties style:use-window-font-color="true" style:text-line-through-style="none" fo:language="nl" fo:country="NL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34" style:family="text">
      <style:text-properties style:use-window-font-color="true" style:text-line-through-style="none" fo:language="nl" fo:country="NL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35" style:family="text">
      <style:text-properties style:use-window-font-color="true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T36" style:family="text">
      <style:text-properties style:use-window-font-color="true" style:text-line-through-style="none" fo:language="nl" fo:country="NL" fo:background-color="transparent" style:font-size-asian="10pt" style:language-asian="nl" style:country-asian="NL" style:font-name-complex="Bitstream Vera Sans2" style:font-size-complex="10pt"/>
    </style:style>
    <style:style style:name="T37" style:family="text">
      <style:text-properties style:use-window-font-color="true" style:text-line-through-style="none" fo:language="nl" fo:country="NL" fo:font-weight="bold" fo:background-color="transparent" style:language-asian="nl" style:country-asian="NL" style:font-weight-asian="bold" style:font-weight-complex="bold"/>
    </style:style>
    <style:style style:name="T38" style:family="text">
      <style:text-properties style:use-window-font-color="true" style:text-line-through-style="none" fo:language="nl" fo:country="NL" fo:font-weight="bold" fo:background-color="transparent" style:font-size-asian="10pt" style:language-asian="nl" style:country-asian="NL" style:font-weight-asian="bold" style:font-size-complex="10pt" style:font-weight-complex="bold"/>
    </style:style>
    <style:style style:name="T39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40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41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text-line-through-style="none" style:font-name="Bitstream Vera Sans2" fo:font-size="10pt" fo:language="nl" fo:country="NL" fo:font-weight="normal" fo:background-color="transparent" style:language-asian="nl" style:country-asian="NL" style:font-weight-asian="normal" style:font-weight-complex="normal"/>
    </style:style>
    <style:style style:name="T43" style:family="text">
      <style:text-properties style:use-window-font-color="true" style:text-line-through-style="none" style:font-name="Bitstream Vera Sans2" fo:font-size="10pt" fo:language="nl" fo:country="NL" fo:font-weight="bold" fo:background-color="transparent" style:language-asian="nl" style:country-asian="NL" style:font-weight-asian="bold" style:font-weight-complex="bold"/>
    </style:style>
    <style:style style:name="T44" style:family="text">
      <style:text-properties style:use-window-font-color="true" style:text-line-through-style="none" fo:language="en" fo:country="US" style:text-underline-style="none"/>
    </style:style>
    <style:style style:name="T45" style:family="text">
      <style:text-properties style:use-window-font-color="true" style:text-line-through-style="none" fo:language="en" fo:country="US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46" style:family="text">
      <style:text-properties style:use-window-font-color="true" style:text-line-through-style="none" fo:language="en" fo:country="US" fo:background-color="transparent" style:font-size-asian="10pt" style:language-asian="nl" style:country-asian="NL" style:font-name-complex="Bitstream Vera Sans2" style:font-size-complex="10pt"/>
    </style:style>
    <style:style style:name="T47" style:family="text">
      <style:text-properties style:use-window-font-color="true" style:text-line-through-style="none" style:text-underline-style="none"/>
    </style:style>
    <style:style style:name="T48" style:family="text">
      <style:text-properties style:use-window-font-color="true" style:text-line-through-style="none" style:text-underline-style="none" fo:font-weight="normal" style:font-weight-asian="normal" style:font-weight-complex="normal"/>
    </style:style>
    <style:style style:name="T49" style:family="text">
      <style:text-properties style:use-window-font-color="true" fo:language="en" fo:country="US"/>
    </style:style>
    <style:style style:name="T50" style:family="text">
      <style:text-properties style:use-window-font-color="tru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51" style:family="text">
      <style:text-properties style:use-window-font-color="true" fo:language="nl" fo:country="NL" fo:font-style="normal" style:text-underline-style="none" fo:background-color="#c0c0c0" style:font-size-asian="10pt" style:language-asian="nl" style:country-asian="NL" style:font-style-asian="normal" style:font-name-complex="Bitstream Vera Sans2" style:font-size-complex="10pt" style:font-style-complex="normal"/>
    </style:style>
    <style:style style:name="T52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53" style:family="text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language="nl" fo:country="NL" fo:font-style="normal" fo:font-weight="normal" fo:background-color="transparent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/>
    </style:style>
    <style:style style:name="T55" style:family="text">
      <style:text-properties style:use-window-font-color="true" fo:language="nl" fo:country="NL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56" style:family="text">
      <style:text-properties style:use-window-font-color="true" fo:language="nl" fo:country="NL" fo:font-style="normal" fo:background-color="transparent" style:font-size-asian="10pt" style:language-asian="nl" style:country-asian="NL" style:font-style-asian="normal" style:font-size-complex="10pt" style:language-complex="ar" style:country-complex="SA" style:font-style-complex="normal"/>
    </style:style>
    <style:style style:name="T57" style:family="text">
      <style:text-properties style:use-window-font-color="true" fo:language="nl" fo:country="NL" fo:background-color="transparent" style:language-asian="nl" style:country-asian="NL"/>
    </style:style>
    <style:style style:name="T58" style:family="text">
      <style:text-properties style:use-window-font-color="true" fo:language="nl" fo:country="NL" fo:font-weight="normal" fo:background-color="transparent" style:language-asian="nl" style:country-asian="NL" style:font-weight-asian="normal" style:font-weight-complex="normal"/>
    </style:style>
    <style:style style:name="T59" style:family="text">
      <style:text-properties style:use-window-font-color="true" fo:language="nl" fo:country="NL" fo:font-weight="bold" fo:background-color="transparent" style:language-asian="nl" style:country-asian="NL" style:font-weight-asian="bold" style:font-weight-complex="bold"/>
    </style:style>
    <style:style style:name="T60" style:family="text">
      <style:text-properties style:use-window-font-color="true" fo:language="nl" fo:country="NL" style:text-underline-style="none" fo:background-color="transparent" style:font-size-asian="10pt" style:language-asian="nl" style:country-asian="NL" style:font-name-complex="Bitstream Vera Sans2" style:font-size-complex="10pt"/>
    </style:style>
    <style:style style:name="T61" style:family="text">
      <style:text-properties style:use-window-font-color="true" fo:language="nl" fo:country="NL" style:text-underline-style="none" fo:font-weight="normal" fo:background-color="transparent" style:font-size-asian="10pt" style:language-asian="nl" style:country-asian="NL" style:font-weight-asian="normal" style:font-size-complex="10pt" style:font-weight-complex="normal"/>
    </style:style>
    <style:style style:name="T62" style:family="text">
      <style:text-properties style:use-window-font-color="true" style:font-name-asian="Times New Roman" style:language-complex="ar" style:country-complex="SA"/>
    </style:style>
    <style:style style:name="T63" style:family="text">
      <style:text-properties style:use-window-font-color="true" fo:font-weight="bold" style:font-weight-asian="bold" style:font-weight-complex="bold"/>
    </style:style>
    <style:style style:name="T64" style:family="text">
      <style:text-properties style:use-window-font-color="true" fo:font-style="italic" style:font-style-asian="italic" style:font-style-complex="italic"/>
    </style:style>
    <style:style style:name="T65" style:family="text">
      <style:text-properties style:use-window-font-color="true" style:text-underline-style="none"/>
    </style:style>
    <style:style style:name="T66" style:family="text">
      <style:text-properties style:use-window-font-color="true" fo:font-weight="normal" style:font-weight-asian="normal" style:font-weight-complex="normal"/>
    </style:style>
    <style:style style:name="T67" style:family="text">
      <style:text-properties style:font-name="Bitstream Vera Sans2"/>
    </style:style>
    <style:style style:name="T68" style:family="text">
      <style:text-properties style:font-name="Bitstream Vera Sans2" fo:font-size="10pt" fo:font-weight="normal" style:font-weight-asian="normal" style:font-weight-complex="normal"/>
    </style:style>
    <style:style style:name="T69" style:family="text">
      <style:text-properties style:font-name="Bitstream Vera Sans2" fo:font-size="10pt" fo:font-weight="normal" fo:background-color="#c0c0c0" style:font-weight-asian="normal" style:font-weight-complex="normal"/>
    </style:style>
    <style:style style:name="T70" style:family="text">
      <style:text-properties style:font-name="Bitstream Vera Sans2" fo:font-size="10pt" fo:font-weight="normal" fo:background-color="transparent" style:font-size-asian="10pt" style:language-asian="nl" style:country-asian="NL" style:font-weight-asian="normal" style:font-name-complex="Bitstream Vera Sans2" style:font-size-complex="10pt" style:font-weight-complex="normal"/>
    </style:style>
    <style:style style:name="T71" style:family="text">
      <style:text-properties style:font-name="Bitstream Vera Sans2" fo:font-size="10pt" fo:font-style="normal" style:font-style-asian="normal" style:font-style-complex="normal"/>
    </style:style>
    <style:style style:name="T72" style:family="text">
      <style:text-properties style:font-name="Bitstream Vera Sans2" fo:font-size="10pt" style:text-underline-style="none" style:font-name-complex="Bitstream Vera Sans2" style:language-complex="ar" style:country-complex="SA"/>
    </style:style>
    <style:style style:name="T73" style:family="text">
      <style:text-properties fo:font-size="10pt"/>
    </style:style>
    <style:style style:name="T74" style:family="text">
      <style:text-properties fo:font-size="10pt" fo:background-color="transparent" style:font-size-asian="10pt" style:language-asian="nl" style:country-asian="NL" style:font-name-complex="Bitstream Vera Sans2" style:font-size-complex="10pt"/>
    </style:style>
    <style:style style:name="T75" style:family="text">
      <style:text-properties fo:font-style="normal"/>
    </style:style>
    <style:style style:name="T76" style:family="text">
      <style:text-properties style:text-underline-style="none"/>
    </style:style>
    <style:style style:name="T77" style:family="text">
      <style:text-properties fo:font-weight="normal"/>
    </style:style>
    <style:style style:name="T78" style:family="text">
      <style:text-properties fo:background-color="transparent"/>
    </style:style>
    <style:style style:name="T79" style:family="text">
      <style:text-properties style:font-size-asian="10pt"/>
    </style:style>
    <style:style style:name="T80" style:family="text">
      <style:text-properties style:language-asian="nl" style:country-asian="NL"/>
    </style:style>
    <style:style style:name="T81" style:family="text">
      <style:text-properties style:font-style-asian="normal"/>
    </style:style>
    <style:style style:name="T82" style:family="text">
      <style:text-properties style:font-weight-asian="normal"/>
    </style:style>
    <style:style style:name="T83" style:family="text">
      <style:text-properties style:font-name-complex="Bitstream Vera Sans2"/>
    </style:style>
    <style:style style:name="T84" style:family="text">
      <style:text-properties style:font-size-complex="10pt"/>
    </style:style>
    <style:style style:name="T85" style:family="text">
      <style:text-properties style:font-style-complex="normal"/>
    </style:style>
    <style:style style:name="T86" style:family="text">
      <style:text-properties style:font-weight-complex="normal"/>
    </style:style>
    <style:style style:name="T87" style:family="text">
      <style:text-properties fo:background-color="#c0c0c0"/>
    </style:style>
    <style:style style:name="T88" style:family="text">
      <style:text-properties style:language-complex="ar" style:country-complex="SA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officeooo:rsid="000be103"/>
    </style:style>
    <style:style style:name="T91" style:family="text">
      <style:text-properties officeooo:rsid="000de25d"/>
    </style:style>
    <text:list-style style:name="L1">
      <text:list-level-style-number text:level="1" text:style-name="Numbering_20_Symbols" style:num-suffix=". ☐ " style:num-format="1">
        <style:list-level-properties text:space-before="0.599cm" text:min-label-width="1.251cm"/>
      </text:list-level-style-number>
      <text:list-level-style-number text:level="2" text:style-name="Numbering_20_Symbols" style:num-suffix="." style:num-format="1">
        <style:list-level-properties text:space-before="2.133cm" text:min-label-width="0.635cm"/>
      </text:list-level-style-number>
      <text:list-level-style-number text:level="3" text:style-name="Numbering_20_Symbols" style:num-suffix="." style:num-format="1">
        <style:list-level-properties text:space-before="3.403cm" text:min-label-width="0.635cm"/>
      </text:list-level-style-number>
      <text:list-level-style-number text:level="4" text:style-name="Numbering_20_Symbols" style:num-suffix="." style:num-format="1">
        <style:list-level-properties text:space-before="4.673cm" text:min-label-width="0.635cm"/>
      </text:list-level-style-number>
      <text:list-level-style-number text:level="5" text:style-name="Numbering_20_Symbols" style:num-suffix="." style:num-format="1">
        <style:list-level-properties text:space-before="5.943cm" text:min-label-width="0.635cm"/>
      </text:list-level-style-number>
      <text:list-level-style-number text:level="6" text:style-name="Numbering_20_Symbols" style:num-suffix="." style:num-format="1">
        <style:list-level-properties text:space-before="7.213cm" text:min-label-width="0.635cm"/>
      </text:list-level-style-number>
      <text:list-level-style-number text:level="7" text:style-name="Numbering_20_Symbols" style:num-suffix="." style:num-format="1">
        <style:list-level-properties text:space-before="8.483cm" text:min-label-width="0.635cm"/>
      </text:list-level-style-number>
      <text:list-level-style-number text:level="8" text:style-name="Numbering_20_Symbols" style:num-suffix="." style:num-format="1">
        <style:list-level-properties text:space-before="9.753cm" text:min-label-width="0.635cm"/>
      </text:list-level-style-number>
      <text:list-level-style-number text:level="9" text:style-name="Numbering_20_Symbols" style:num-suffix="." style:num-format="1">
        <style:list-level-properties text:space-before="11.023cm" text:min-label-width="0.635cm"/>
      </text:list-level-style-number>
      <text:list-level-style-number text:level="10" text:style-name="Numbering_20_Symbols" style:num-suffix="." style:num-format="1">
        <style:list-level-properties text:space-before="12.293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4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30">TIP</text:span></text:span><text:span text:style-name="T39"> <text:s/></text:span><text:span text:style-name="T40">Kijk op</text:span><text:span text:style-name="T25"> </text:span><text:a xlink:type="simple" xlink:href="http://karelzimmer.nl/"><text:span text:style-name="Internet_20_link"><text:span text:style-name="T22">karelzimmer.nl</text:span></text:span></text:a><text:span text:style-name="T25"> voor voor downloads, checklists, en scripts.<text:line-break/></text:span></text:p>
      <text:p text:style-name="P4"><text:span text:style-name="Strong_20_Emphasis">TIP</text:span> <text:s/>Een Linux installatie herstellen na opnieuw installeren van Windows.<text:tab/> <text:s text:c="2"/></text:p>
      <text:list xml:id="list937710825" text:style-name="L1">
        <text:list-item>
          <text:p text:style-name="P25"><text:span text:style-name="T40">Boot vanaf Ubuntu 9.10 Desktop </text:span><text:span text:style-name="Strong_20_Emphasis">AMD64</text:span><text:span text:style-name="T40"> CD.<text:line-break/></text:span>K<text:span text:style-name="T40">ies </text:span><text:span text:style-name="Strong_20_Emphasis">Nederlands</text:span><text:span text:style-name="T40"> en vervolgens </text:span><text:span text:style-name="Strong_20_Emphasis">Ubuntu proberen zonder te installeren</text:span><text:span text:style-name="T40">.</text:span></text:p>
        </text:list-item>
        <text:list-item>
          <text:p text:style-name="P25"><text:span text:style-name="T40">Ga naar </text:span><text:span text:style-name="Strong_20_Emphasis">Applications</text:span><text:span text:style-name="T40"> &gt; </text:span><text:span text:style-name="Strong_20_Emphasis">Accessories</text:span><text:span text:style-name="T40"> &gt; </text:span><text:span text:style-name="Strong_20_Emphasis">Terminal</text:span><text:span text:style-name="T40">.</text:span></text:p>
        </text:list-item>
        <text:list-item>
          <text:p text:style-name="P11">$ <text:span text:style-name="User_20_Entry">sudo fdisk -l</text:span><text:tab/><text:tab/><text:tab/><text:tab/><text:tab/><text:tab/><text:tab/><text:tab/><text:tab/><text:tab/>(waar <text:span text:style-name="T90">staat </text:span>Linux, <text:span text:style-name="T90">bij</text:span>voorbeeld /dev/sda<text:span text:style-name="T89">2</text:span>)</text:p>
        </text:list-item>
        <text:list-item>
          <text:p text:style-name="P11"><text:span text:style-name="T20">$</text:span> <text:span text:style-name="User_20_Entry">sudo mount /dev/sda</text:span><text:span text:style-name="User_20_Entry"><text:span text:style-name="T89">2</text:span></text:span><text:span text:style-name="User_20_Entry"> /mnt</text:span><text:tab/><text:tab/><text:tab/><text:tab/><text:tab/>(koppel partitie)</text:p>
        </text:list-item>
        <text:list-item>
          <text:p text:style-name="P11"><text:span text:style-name="T20">$</text:span> <text:span text:style-name="User_20_Entry">sudo grub-install /dev/sda --root-directory=/mnt/<text:line-break/></text:span><text:tab/><text:tab/><text:tab/><text:tab/><text:tab/><text:tab/><text:tab/><text:tab/><text:tab/><text:tab/><text:tab/><text:tab/><text:tab/><text:tab/><text:tab/><text:tab/>(installeer GRUB 2)</text:p>
        </text:list-item>
        <text:list-item>
          <text:p text:style-name="P15"><text:span text:style-name="T4">$</text:span><text:span text:style-name="T11"> </text:span><text:span text:style-name="User_20_Entry"><text:span text:style-name="T10">sudo mount --bind /proc /mnt/proc</text:span></text:span><text:span text:style-name="T12"><text:tab/>(</text:span><text:span text:style-name="T15">her</text:span><text:span text:style-name="T14">koppel</text:span><text:span text:style-name="T13"> procesinfo</text:span><text:span text:style-name="T14">rmatie</text:span><text:span text:style-name="T13">)</text:span></text:p>
        </text:list-item>
        <text:list-item>
          <text:p text:style-name="P16"><text:span text:style-name="User_20_Entry"><text:span text:style-name="T8">$</text:span></text:span><text:span text:style-name="User_20_Entry"><text:span text:style-name="T5"> </text:span></text:span><text:span text:style-name="User_20_Entry"><text:span text:style-name="T10">sudo mount --bind /dev <text:s/>/mnt/dev</text:span></text:span><text:span text:style-name="T10"><text:tab/><text:tab/></text:span><text:span text:style-name="T16">(</text:span><text:span text:style-name="T18">her</text:span><text:span text:style-name="T17">koppel</text:span><text:span text:style-name="T16"> </text:span><text:span text:style-name="User_20_Entry"><text:span text:style-name="T7">apparaatbestanden</text:span></text:span><text:span text:style-name="T16">) </text:span></text:p>
        </text:list-item>
        <text:list-item>
          <text:p text:style-name="P15"><text:span text:style-name="User_20_Entry"><text:span text:style-name="T8">$</text:span></text:span><text:span text:style-name="User_20_Entry"><text:span text:style-name="T5"> </text:span></text:span><text:span text:style-name="User_20_Entry"><text:span text:style-name="T10">sudo mount --bind /</text:span></text:span><text:span text:style-name="User_20_Entry"><text:span text:style-name="T16">sys</text:span></text:span><text:span text:style-name="User_20_Entry"><text:span text:style-name="T10"> <text:s/>/mnt/</text:span></text:span><text:span text:style-name="User_20_Entry"><text:span text:style-name="T16">sys</text:span></text:span><text:span text:style-name="T10"> <text:tab/></text:span><text:span text:style-name="T16">(</text:span><text:span text:style-name="T18">her</text:span><text:span text:style-name="T17">koppel</text:span><text:span text:style-name="T16"> </text:span><text:span text:style-name="T17">systeembestanden)</text:span></text:p>
        </text:list-item>
        <text:list-item>
          <text:p text:style-name="P15"><text:span text:style-name="User_20_Entry"><text:span text:style-name="T8">$ </text:span></text:span><text:span text:style-name="User_20_Entry"><text:span text:style-name="T91">chroot /mnt</text:span></text:span><text:span text:style-name="User_20_Entry"> update-grub</text:span><text:span text:style-name="T11"><text:tab/><text:tab/><text:tab/><text:tab/><text:tab/>(genereer GRUB 2 configuratiebestand)</text:span></text:p>
        </text:list-item>
        <text:list-item>
          <text:p text:style-name="P16"><text:span text:style-name="User_20_Entry"><text:span text:style-name="T8">$</text:span></text:span><text:span text:style-name="User_20_Entry"><text:span text:style-name="T5"> </text:span></text:span><text:span text:style-name="User_20_Entry"><text:span text:style-name="T10">sudo </text:span></text:span><text:span text:style-name="User_20_Entry"><text:span text:style-name="T17">u</text:span></text:span><text:span text:style-name="User_20_Entry"><text:span text:style-name="T10">mount /mnt/</text:span></text:span><text:span text:style-name="User_20_Entry"><text:span text:style-name="T17">sys</text:span></text:span><text:span text:style-name="User_20_Entry"><text:span text:style-name="T5"><text:tab/><text:tab/><text:tab/><text:tab/><text:tab/><text:tab/><text:tab/>(</text:span></text:span><text:span text:style-name="User_20_Entry"><text:span text:style-name="T7">ontkoppel systeembestanden</text:span></text:span><text:span text:style-name="User_20_Entry"><text:span text:style-name="T6">)</text:span></text:span></text:p>
        </text:list-item>
        <text:list-item>
          <text:p text:style-name="P16"><text:span text:style-name="User_20_Entry"><text:span text:style-name="T9">$</text:span></text:span><text:span text:style-name="User_20_Entry"><text:span text:style-name="T6"> </text:span></text:span><text:span text:style-name="User_20_Entry"><text:span text:style-name="T10">sudo </text:span></text:span><text:span text:style-name="User_20_Entry"><text:span text:style-name="T17">u</text:span></text:span><text:span text:style-name="User_20_Entry"><text:span text:style-name="T10">mount /mnt/</text:span></text:span><text:span text:style-name="User_20_Entry"><text:span text:style-name="T17">dev</text:span></text:span><text:span text:style-name="User_20_Entry"><text:span text:style-name="T5"><text:tab/><text:tab/><text:tab/><text:tab/><text:tab/><text:tab/><text:tab/>(</text:span></text:span><text:span text:style-name="User_20_Entry"><text:span text:style-name="T7">ontkoppel</text:span></text:span><text:span text:style-name="User_20_Entry"><text:span text:style-name="T6"> </text:span></text:span><text:span text:style-name="User_20_Entry"><text:span text:style-name="T7">apparaatbestanden</text:span></text:span><text:span text:style-name="User_20_Entry"><text:span text:style-name="T6">)</text:span></text:span></text:p>
        </text:list-item>
        <text:list-item>
          <text:p text:style-name="P16"><text:span text:style-name="User_20_Entry"><text:span text:style-name="T9">$</text:span></text:span><text:span text:style-name="User_20_Entry"><text:span text:style-name="T6"> </text:span></text:span><text:span text:style-name="User_20_Entry"><text:span text:style-name="T10">sudo </text:span></text:span><text:span text:style-name="User_20_Entry"><text:span text:style-name="T17">u</text:span></text:span><text:span text:style-name="User_20_Entry"><text:span text:style-name="T10">mount /mnt/proc</text:span></text:span><text:span text:style-name="User_20_Entry"><text:span text:style-name="T5"><text:tab/><text:tab/><text:tab/><text:tab/><text:tab/><text:tab/>(</text:span></text:span><text:span text:style-name="User_20_Entry"><text:span text:style-name="T7">ontkoppel</text:span></text:span><text:span text:style-name="User_20_Entry"><text:span text:style-name="T6"> procesinfo</text:span></text:span><text:span text:style-name="User_20_Entry"><text:span text:style-name="T7">rmatie</text:span></text:span><text:span text:style-name="User_20_Entry"><text:span text:style-name="T6">)</text:span></text:span></text:p>
        </text:list-item>
        <text:list-item>
          <text:p text:style-name="P14"><text:span text:style-name="T4">$</text:span><text:span text:style-name="T11"> </text:span><text:span text:style-name="User_20_Entry"><text:span text:style-name="T3">sudo umount /mnt</text:span></text:span><text:span text:style-name="T11"><text:tab/><text:tab/><text:tab/><text:tab/><text:tab/><text:tab/><text:tab/><text:tab/>(ontkoppel partitie)</text:span></text:p>
        </text:list-item>
        <text:list-item>
          <text:p text:style-name="P25">$<text:span text:style-name="T40"> </text:span><text:span text:style-name="User_20_Entry">sudo reboot</text:span><text:tab/><text:tab/><text:tab/><text:tab/><text:tab/><text:tab/><text:tab/><text:tab/><text:tab/><text:tab/>(herstarten)</text:p>
        </text:list-item>
      </text:list>
      <text:p text:style-name="P13"/>
      <text:list xml:id="list1575762527" text:style-name="L2">
        <text:list-item>
          <text:list>
            <text:list-header>
              <text:p text:style-name="P18"/>
            </text:list-header>
          </text:list>
        </text:list-item>
      </text:list>
      <text:list xml:id="list460214910" text:style-name="L3">
        <text:list-item>
          <text:p text:style-name="P19">Installatie voorbereiden.</text:p>
          <text:p text:style-name="P19"/>
        </text:list-item>
      </text:list>
      <text:list xml:id="list311717741" text:style-name="L4">
        <text:list-item>
          <text:list>
            <text:list-item>
              <text:p text:style-name="P31"><text:span text:style-name="T22">Zorg dat de harddisk maximaal verkleind is (onder Windows) of ga naar </text:span><text:span text:style-name="Strong_20_Emphasis"><text:span text:style-name="T22">Systeem</text:span></text:span><text:span text:style-name="T22"> &gt; </text:span><text:span text:style-name="Strong_20_Emphasis"><text:span text:style-name="T22">Beheer</text:span></text:span><text:span text:style-name="T22"> &gt; </text:span><text:span text:style-name="Strong_20_Emphasis"><text:span text:style-name="T22">GParted</text:span></text:span><text:span text:style-name="T22">.</text:span></text:p>
              <text:p text:style-name="P40"/>
            </text:list-item>
            <text:list-item>
              <text:p text:style-name="P39">Aanmelden als Karel.</text:p>
              <text:p text:style-name="P39"/>
            </text:list-item>
            <text:list-item>
              <text:p text:style-name="P20"><text:span text:style-name="Strong_20_Emphasis"><text:span text:style-name="T68">Start </text:span></text:span><text:span text:style-name="Strong_20_Emphasis">Terminalvenster</text:span><text:span text:style-name="Strong_20_Emphasis"><text:span text:style-name="T68"> via </text:span></text:span><text:span text:style-name="Strong_20_Emphasis">Toepassingen</text:span><text:span text:style-name="Strong_20_Emphasis"><text:span text:style-name="T68"> &gt; </text:span></text:span><text:span text:style-name="Strong_20_Emphasis">Hulpmiddelen</text:span><text:span text:style-name="Strong_20_Emphasis"><text:span text:style-name="T68"> om het backupscript te downloaden en een backup te maken</text:span></text:span>.</text:p>
            </text:list-item>
            <text:list-item>
              <text:p text:style-name="P20">$ <text:span text:style-name="User_20_Entry">cd /tmp;wget tinyurl.com/haalop;bash getscripts.sh</text:span></text:p>
            </text:list-item>
            <text:list-item>
              <text:p text:style-name="P17"><text:span text:style-name="T76">$ </text:span><text:span text:style-name="User_20_Entry">sudo ./backup.sh --setup<text:line-break/></text:span>Volg de aanwijzingen van het backupscript.</text:p>
            </text:list-item>
          </text:list>
        </text:list-item>
        <text:list-item>
          <text:p text:style-name="P28">Ubuntu 9.10 Desktop (Karmic Koala) installeren.</text:p>
          <text:p text:style-name="P17"/>
          <text:list>
            <text:list-item>
              <text:p text:style-name="P17">Start de computer op vanaf <text:span text:style-name="T11">Ubuntu 9.10 Desktop </text:span><text:span text:style-name="Strong_20_Emphasis"><text:span text:style-name="T11">AMD64</text:span></text:span><text:span text:style-name="T11"> CD.<text:line-break/>Bootmenu via </text:span><text:span text:style-name="Strong_20_Emphasis">Esc</text:span>-toets (Setup via F10-toets).</text:p>
              <text:p text:style-name="P17"/>
            </text:list-item>
            <text:list-item>
              <text:p text:style-name="P7"><text:span text:style-name="T22">Kies </text:span><text:span text:style-name="Strong_20_Emphasis"><text:span text:style-name="T22">Nederlands</text:span></text:span><text:span text:style-name="T22"> en vervolgens </text:span><text:span text:style-name="Strong_20_Emphasis"><text:span text:style-name="T22">Ubuntu installeren</text:span></text:span><text:span text:style-name="T22">.</text:span></text:p>
              <text:p text:style-name="P17"/>
            </text:list-item>
            <text:list-item>
              <text:p text:style-name="P8"><text:span text:style-name="T22">Klik driemaal op </text:span><text:span text:style-name="Strong_20_Emphasis"><text:span text:style-name="T22">Vooruit</text:span></text:span><text:span text:style-name="T22">.</text:span></text:p>
              <text:p text:style-name="P20"/>
            </text:list-item>
            <text:list-item>
              <text:p text:style-name="P8"><text:span text:style-name="T22">Kies P</text:span><text:span text:style-name="Strong_20_Emphasis"><text:span text:style-name="T22">artities handmatig specificeren (geavanceerd)</text:span></text:span><text:span text:style-name="T22"> en klik op </text:span><text:span text:style-name="Strong_20_Emphasis"><text:span text:style-name="T22">Vooruit</text:span></text:span><text:span text:style-name="T22">.</text:span></text:p>
            </text:list-item>
            <text:list-item>
              <text:p text:style-name="P8"><text:span text:style-name="T22">Selecteer </text:span><text:span text:style-name="Strong_20_Emphasis"><text:span text:style-name="T22">/dev/sda2 (ext3)</text:span></text:span><text:span text:style-name="T22"> en klik op </text:span><text:span text:style-name="Strong_20_Emphasis"><text:span text:style-name="T22">Verwijderen</text:span></text:span><text:span text:style-name="T22">.</text:span></text:p>
            </text:list-item>
            <text:list-item>
              <text:p text:style-name="P8"><text:span text:style-name="T22">Selecteer </text:span><text:span text:style-name="Strong_20_Emphasis"><text:span text:style-name="T22">/dev/sda3 (swap)</text:span></text:span><text:span text:style-name="T22"> en klik op </text:span><text:span text:style-name="Strong_20_Emphasis"><text:span text:style-name="T22">Verwijderen</text:span></text:span><text:span text:style-name="T22">.</text:span></text:p>
            </text:list-item>
            <text:list-item>
              <text:p text:style-name="P20">Selecteer <text:span text:style-name="Strong_20_Emphasis">vrije ruimte (106920)</text:span> en klik op <text:span text:style-name="Strong_20_Emphasis">Toevoegen...</text:span><text:line-break/>Kies bij <text:span text:style-name="Strong_20_Emphasis">Type</text:span> voor <text:span text:style-name="Strong_20_Emphasis">Primair</text:span>, <text:span text:style-name="Strong_20_Emphasis">Nieuwe partitiegrootte:</text:span> <text:span text:style-name="User_20_Entry">104872</text:span> (vrije ruimte -/- RAM<text:span text:style-name="Emphasis"><text:span text:style-name="T71">)</text:span></text:span>,<text:line-break/>kies bij <text:span text:style-name="Strong_20_Emphasis">Lokatie</text:span> voor <text:span text:style-name="Strong_20_Emphasis">Begin</text:span>, bij <text:span text:style-name="Strong_20_Emphasis">Gebruiken als</text:span> voor <text:span text:style-name="Strong_20_Emphasis">Ext4 journaling file system</text:span>, en bij <text:span text:style-name="Strong_20_Emphasis">Aanhechtpunt</text:span> voor <text:span text:style-name="Strong_20_Emphasis">/</text:span>.<text:line-break/>Klik op <text:span text:style-name="Strong_20_Emphasis">OK</text:span>.</text:p>
            </text:list-item>
            <text:list-item>
              <text:p text:style-name="P24"><text:span text:style-name="T23">Selecteer </text:span><text:span text:style-name="Strong_20_Emphasis"><text:span text:style-name="T50">vrije ruimte</text:span></text:span><text:span text:style-name="T23"> en klik op </text:span><text:span text:style-name="Strong_20_Emphasis"><text:span text:style-name="T50">Toevoegen...</text:span></text:span><text:span text:style-name="T23"><text:line-break/>Kies bij </text:span><text:span text:style-name="Strong_20_Emphasis"><text:span text:style-name="T50">Type</text:span></text:span><text:span text:style-name="T23"> voor </text:span><text:span text:style-name="Strong_20_Emphasis"><text:span text:style-name="T50">Primair</text:span></text:span><text:span text:style-name="T23">, </text:span><text:span text:style-name="Strong_20_Emphasis"><text:span text:style-name="T50">Nieuwe partitiegrootte:</text:span></text:span><text:span text:style-name="T23"> </text:span><text:span text:style-name="User_20_Entry"><text:span text:style-name="T53">2048</text:span></text:span><text:span text:style-name="T23"> </text:span><text:span text:style-name="Emphasis"><text:span text:style-name="T23">(</text:span></text:span><text:span text:style-name="T23">RAM</text:span><text:span text:style-name="Emphasis"><text:span text:style-name="T23">)</text:span></text:span><text:span text:style-name="T23">, kies <text:s/>bij </text:span><text:span text:style-name="Strong_20_Emphasis"><text:span text:style-name="T50">Lokatie</text:span></text:span><text:span text:style-name="T23"> voor </text:span><text:span text:style-name="Strong_20_Emphasis"><text:span text:style-name="T50">Begin</text:span></text:span><text:span text:style-name="T23">, en bij </text:span><text:span text:style-name="Strong_20_Emphasis"><text:span text:style-name="T50">Gebruiken als</text:span></text:span><text:span text:style-name="T23"> voor </text:span><text:span text:style-name="Strong_20_Emphasis"><text:span text:style-name="T50">Wisselgeheugen (swap area)</text:span></text:span><text:span text:style-name="T23">. <text:line-break/>Klik op </text:span><text:span text:style-name="Strong_20_Emphasis"><text:span text:style-name="T50">OK</text:span></text:span><text:span text:style-name="T23"> en vervolgens op </text:span><text:span text:style-name="Strong_20_Emphasis"><text:span text:style-name="T50">Vooruit</text:span></text:span><text:span text:style-name="T23">.</text:span></text:p>
              <text:list>
                <text:list-header>
                  <text:p text:style-name="P20"/>
                </text:list-header>
              </text:list>
            </text:list-item>
            <text:list-item>
              <text:p text:style-name="P20"><text:span text:style-name="Strong_20_Emphasis">Naam:</text:span> <text:span text:style-name="User_20_Entry">Karel</text:span> en <text:span text:style-name="Strong_20_Emphasis">Computernaam:</text:span> <text:span text:style-name="User_20_Entry">PC01</text:span>. Klik op <text:span text:style-name="Strong_20_Emphasis">Vooruit</text:span> en vervolgens op <text:span text:style-name="Strong_20_Emphasis">Installeren</text:span>.</text:p>
              <text:p text:style-name="P20"/>
            </text:list-item>
            <text:list-item>
              <text:p text:style-name="P8"><text:span text:style-name="T22">Klik op </text:span><text:span text:style-name="Strong_20_Emphasis"><text:span text:style-name="T22">Nu herstarten</text:span></text:span><text:span text:style-name="T22">.</text:span></text:p>
              <text:p text:style-name="P20"/>
            </text:list-item>
            <text:list-item>
              <text:p text:style-name="P8"><text:span text:style-name="T22">Aanmelden als </text:span><text:span text:style-name="Strong_20_Emphasis"><text:span text:style-name="T22">Karel</text:span></text:span><text:span text:style-name="T22">.</text:span></text:p>
              <text:p text:style-name="P20"/>
            </text:list-item>
            <text:list-item>
              <text:p text:style-name="P8"><text:span text:style-name="T22">Klik op het meldingspictogram </text:span><text:span text:style-name="Strong_20_Emphasis"><text:span text:style-name="T22">Beperkt ondersteunde stuurprogramma's beschikbaar</text:span></text:span><text:span text:style-name="T22"> of ga naar </text:span><text:span text:style-name="Strong_20_Emphasis"><text:span text:style-name="T22">Systeem</text:span></text:span><text:span text:style-name="T22"> &gt;</text:span><text:span text:style-name="Strong_20_Emphasis"><text:span text:style-name="T22"> Beheer</text:span></text:span><text:span text:style-name="T22"> &gt; </text:span><text:span text:style-name="Strong_20_Emphasis"><text:span text:style-name="T22">Hardwarestuurprogramma's</text:span></text:span><text:span text:style-name="T22">.<text:line-break/>Selecteer </text:span><text:span text:style-name="Strong_20_Emphasis"><text:span text:style-name="T22">Grafisch versneld stuurprogramma van NVIDIA...[Aanbevolen]</text:span></text:span><text:span text:style-name="T22"> en klik op </text:span><text:span text:style-name="Strong_20_Emphasis"><text:span text:style-name="T22">Activeren</text:span></text:span><text:span text:style-name="T22">. Klik op </text:span><text:span text:style-name="Strong_20_Emphasis"><text:span text:style-name="T22">Sluiten</text:span></text:span><text:span text:style-name="T22">.</text:span></text:p>
              <text:p text:style-name="P20"/>
            </text:list-item>
            <text:list-item>
              <text:p text:style-name="P8"><text:span text:style-name="T22">Open het venster </text:span><text:span text:style-name="Strong_20_Emphasis"><text:span text:style-name="T22">Updatebeheer</text:span></text:span><text:span text:style-name="T22"> of ga naar </text:span><text:span text:style-name="Strong_20_Emphasis"><text:span text:style-name="T22">Systeem</text:span></text:span><text:span text:style-name="T22"> &gt; </text:span><text:span text:style-name="Strong_20_Emphasis"><text:span text:style-name="T22">Beheer</text:span></text:span><text:span text:style-name="T22"> &gt; </text:span><text:span text:style-name="Strong_20_Emphasis"><text:span text:style-name="T22">Updatebeheer</text:span></text:span><text:span text:style-name="T22">. <text:line-break/>Klik op </text:span><text:span text:style-name="Strong_20_Emphasis"><text:span text:style-name="T22">Updates installeren</text:span></text:span><text:span text:style-name="T22">. Klik op </text:span><text:span text:style-name="Strong_20_Emphasis"><text:span text:style-name="T22">Sluiten</text:span></text:span><text:span text:style-name="T22">.</text:span></text:p>
              <text:p text:style-name="P20"/>
            </text:list-item>
            <text:list-item>
              <text:p text:style-name="P20"><text:span text:style-name="Strong_20_Emphasis"><text:span text:style-name="T69">Installeer StartUp-Manager via het </text:span></text:span><text:span text:style-name="Strong_20_Emphasis"><text:span text:style-name="T87">Ubuntu softwarecentrum</text:span></text:span><text:span text:style-name="Strong_20_Emphasis"><text:span text:style-name="T69"> om de </text:span></text:span><text:span text:style-name="T87">opstartvolgorde te wijzigen.</text:span></text:p>
            </text:list-item>
            <text:list-item>
              <text:p text:style-name="P24"><text:span text:style-name="User_20_Entry"><text:span text:style-name="T24">Ga naar</text:span></text:span><text:span text:style-name="T24"> </text:span><text:span text:style-name="Strong_20_Emphasis"><text:span text:style-name="T51">Systeem</text:span></text:span><text:span text:style-name="T24"> &gt; </text:span><text:span text:style-name="Strong_20_Emphasis"><text:span text:style-name="T51">Beheer</text:span></text:span><text:span text:style-name="T24"> &gt; </text:span><text:span text:style-name="Strong_20_Emphasis"><text:span text:style-name="T51">Opstart-Manager</text:span></text:span><text:span text:style-name="T24">.</text:span></text:p>
            </text:list-item>
            <text:list-item>
              <text:p text:style-name="P10"><text:span text:style-name="T22">Kies bij </text:span><text:span text:style-name="Strong_20_Emphasis"><text:span text:style-name="T22">Standaard besturingssysteem</text:span></text:span><text:span text:style-name="T22"> voor </text:span><text:span text:style-name="Strong_20_Emphasis"><text:span text:style-name="T22">Windows Vista (loader)</text:span></text:span><text:span text:style-name="T22"> en klik op </text:span><text:span text:style-name="Strong_20_Emphasis"><text:span text:style-name="T22">Sluiten.</text:span></text:span></text:p>
            </text:list-item>
            <text:list-item>
              <text:p text:style-name="P20">Opstart-Manager kan nog niet alles instellen met GRUB 2<text:line-break/>(zie <text:a xlink:type="simple" xlink:href="https://help.ubuntu.com/community/StartUpManager">https://help.ubuntu.com/community/StartUpManager</text:a>) daarom via command line<text:line-break/>$ <text:span text:style-name="User_20_Entry">grep menuentry /boot/grub/grub.cfg</text:span> </text:p>
            </text:list-item>
            <text:list-item>
              <text:p text:style-name="P20">Kopieer laatste menuentry ("Windows Vista (loader) (on /dev/sda1)" o.i.d.) </text:p>
            </text:list-item>
            <text:list-item>
              <text:p text:style-name="P20">$ <text:span text:style-name="User_20_Entry">gksudo gedit /etc/default/grub</text:span> </text:p>
            </text:list-item>
            <text:list-item>
              <text:p text:style-name="P20">GRUB_DEFAULT="Windows Vista (loader) (on /dev/sda1)"</text:p>
            </text:list-item>
            <text:list-item>
              <text:p text:style-name="P20">Sluit gedit</text:p>
            </text:list-item>
            <text:list-item>
              <text:p text:style-name="P20">$ <text:span text:style-name="User_20_Entry">exit</text:span></text:p>
              <text:p text:style-name="P20"/>
            </text:list-item>
            <text:list-item>
              <text:p text:style-name="P20">Herstart de computer.</text:p>
            </text:list-item>
          </text:list>
        </text:list-item>
        <text:list-item>
          <text:p text:style-name="P29">Backup terugzetten.</text:p>
          <text:p text:style-name="P20"/>
          <text:list>
            <text:list-item>
              <text:p text:style-name="P8"><text:span text:style-name="T22">Aanmelden als </text:span><text:span text:style-name="Strong_20_Emphasis"><text:span text:style-name="T22">Karel</text:span></text:span><text:span text:style-name="T22">.</text:span></text:p>
              <text:p text:style-name="P20"/>
            </text:list-item>
            <text:list-item>
              <text:p text:style-name="P20"><text:span text:style-name="T21">Koppel de mobiele harddisk aan waarop de backups staan</text:span>.</text:p>
            </text:list-item>
            <text:list-item>
              <text:p text:style-name="P22"><text:span text:style-name="Strong_20_Emphasis"><text:span text:style-name="T70">Start Terminalvenster om het restorescript te downloaden en de restore uit te voeren</text:span></text:span><text:span text:style-name="T74">.</text:span></text:p>
            </text:list-item>
            <text:list-item>
              <text:p text:style-name="P20">$ <text:span text:style-name="User_20_Entry">cd /tmp;wget tinyurl.com/haalop;bash getscripts.sh</text:span></text:p>
            </text:list-item>
            <text:list-item>
              <text:p text:style-name="P26"><text:span text:style-name="T52">$ </text:span><text:span text:style-name="User_20_Entry"><text:span text:style-name="T22">sudo ./restore.sh</text:span></text:span><text:span text:style-name="T52"><text:line-break/>Volg de aanwijzingen van het restorescript.</text:span><text:span text:style-name="T57"><text:line-break/><text:line-break/></text:span><text:span text:style-name="Emphasis"><text:span text:style-name="T57">Als de backup is teruggezet dienen de stappen in cursief ter controle.</text:span></text:span></text:p>
              <text:p text:style-name="P26"><text:span text:style-name="Emphasis"><text:span text:style-name="T55"/></text:span></text:p>
              <text:p text:style-name="P26"><text:span text:style-name="Emphasis"><text:span text:style-name="T55"/></text:span></text:p>
            </text:list-item>
          </text:list>
        </text:list-item>
        <text:list-item>
          <text:p text:style-name="P20">Hardware installeren.</text:p>
          <text:p text:style-name="P20"/>
          <text:list>
            <text:list-item>
              <text:p text:style-name="P8"><text:span text:style-name="T22">Aanmelden als </text:span><text:span text:style-name="Strong_20_Emphasis"><text:span text:style-name="T22">Karel</text:span></text:span><text:span text:style-name="T22">.</text:span></text:p>
              <text:p text:style-name="P20"/>
            </text:list-item>
            <text:list-item>
              <text:p text:style-name="P20">Sluit de printer aan en zet deze aan.</text:p>
            </text:list-item>
            <text:list-item>
              <text:p text:style-name="P30"><text:span text:style-name="T22">Venster Printerconfiguratie opent of ga naar </text:span><text:span text:style-name="Strong_20_Emphasis"><text:span text:style-name="T22">Systeem</text:span></text:span><text:span text:style-name="T22"> &gt; </text:span><text:span text:style-name="Strong_20_Emphasis"><text:span text:style-name="T22">Beheer</text:span></text:span><text:span text:style-name="T22"> &gt; </text:span><text:span text:style-name="Strong_20_Emphasis"><text:span text:style-name="T22">Afdrukken</text:span></text:span><text:span text:style-name="T22">.</text:span></text:p>
            </text:list-item>
            <text:list-item>
              <text:p text:style-name="P8"><text:span text:style-name="T22">Klik twee keer op </text:span><text:span text:style-name="Strong_20_Emphasis"><text:span text:style-name="T22">Volgende</text:span></text:span><text:span text:style-name="T22">.</text:span></text:p>
            </text:list-item>
            <text:list-item>
              <text:p text:style-name="P20"><text:span text:style-name="Strong_20_Emphasis">Locatie:</text:span> <text:span text:style-name="User_20_Entry">Woonkamer</text:span>. Klik op <text:span text:style-name="Strong_20_Emphasis">Toepassen</text:span>. Klik bij <text:line-break/><text:span text:style-name="Strong_20_Emphasis">Wilt u een testpagina afdrukken?</text:span> op <text:span text:style-name="Strong_20_Emphasis">Nee</text:span>.</text:p>
            </text:list-item>
            <text:list-item>
              <text:p text:style-name="P8"><text:span text:style-name="T22">Ga naar </text:span><text:span text:style-name="Strong_20_Emphasis"><text:span text:style-name="T22">Server</text:span></text:span><text:span text:style-name="T22"> &gt; Instellingen... en vin</text:span><text:span text:style-name="T62">k aan </text:span><text:span text:style-name="Strong_20_Emphasis"><text:span text:style-name="T62">Gedeelde printers verbonden met dit systeem publiceren</text:span></text:span><text:span text:style-name="T62">. Klik op </text:span><text:span text:style-name="Strong_20_Emphasis"><text:span text:style-name="T62">OK</text:span></text:span><text:span text:style-name="T62"> en sluit Printerconfiguratie.</text:span></text:p>
            </text:list-item>
            <text:list-item>
              <text:p text:style-name="P9"><text:span text:style-name="T22">Klik rechts op </text:span><text:span text:style-name="Strong_20_Emphasis"><text:span text:style-name="T22">Canon-PIXMA-MP160</text:span></text:span><text:span text:style-name="T22"> en selecteer </text:span><text:span text:style-name="Strong_20_Emphasis"><text:span text:style-name="T22">Eigenschappen</text:span></text:span><text:span text:style-name="T22">. Klik op </text:span><text:span text:style-name="Strong_20_Emphasis"><text:span text:style-name="T22">Policies</text:span></text:span><text:span text:style-name="T22"> en zorg dat alle drie opties </text:span><text:span text:style-name="Strong_20_Emphasis"><text:span text:style-name="T22">Aangezet</text:span></text:span><text:span text:style-name="T22">, </text:span><text:span text:style-name="Strong_20_Emphasis"><text:span text:style-name="T22">Accepteert taken</text:span></text:span><text:span text:style-name="T22">, en </text:span><text:span text:style-name="Strong_20_Emphasis"><text:span text:style-name="T22">Gedeeld</text:span></text:span><text:span text:style-name="T22"> zijn aangevinkt (i.v.m. printen van Windows naar Ubuntu). Klik op </text:span><text:span text:style-name="Strong_20_Emphasis"><text:span text:style-name="T22">OK</text:span></text:span><text:span text:style-name="T22"> resp. </text:span><text:span text:style-name="Strong_20_Emphasis"><text:span text:style-name="T22">Annuleren</text:span></text:span><text:span text:style-name="T22">.</text:span></text:p>
            </text:list-item>
            <text:list-item>
              <text:p text:style-name="P21">Sluit Printerconfiguratie af.</text:p>
              <text:p text:style-name="P21"/>
              <text:p text:style-name="P21"/>
            </text:list-item>
          </text:list>
        </text:list-item>
        <text:list-item>
          <text:p text:style-name="P20">Software installeren.</text:p>
          <text:list>
            <text:list-header>
              <text:p text:style-name="P20"/>
            </text:list-header>
            <text:list-item>
              <text:p text:style-name="P8"><text:span text:style-name="T22">Aanmelden als </text:span><text:span text:style-name="Strong_20_Emphasis"><text:span text:style-name="T22">Karel</text:span></text:span><text:span text:style-name="T22">.</text:span></text:p>
              <text:p text:style-name="P20"/>
            </text:list-item>
            <text:list-item>
              <text:p text:style-name="P20"><text:span text:style-name="Strong_20_Emphasis"><text:span text:style-name="T68">Start Terminalvenster om het installatiescript en installatiebestand te downloaden en de installatie uit te voeren</text:span></text:span>.</text:p>
            </text:list-item>
            <text:list-item>
              <text:p text:style-name="P24"><text:span text:style-name="T53">$ </text:span><text:span text:style-name="User_20_Entry"><text:span text:style-name="T53">cd /tmp;wget tinyurl.com/haalop;bash getscripts.sh</text:span></text:span></text:p>
            </text:list-item>
            <text:list-item>
              <text:p text:style-name="P24"><text:span text:style-name="T22">$ </text:span><text:span text:style-name="User_20_Entry"><text:span text:style-name="T22">sudo ./install.sh<text:line-break/></text:span></text:span><text:span text:style-name="User_20_Entry"><text:span text:style-name="T23">Volg de aanwijzingen van het installatiescript.</text:span></text:span></text:p>
              <text:p text:style-name="P23"/>
            </text:list-item>
            <text:list-item>
              <text:p text:style-name="P20">Download FrostWire (Bestanden delen, zoeken, en downloaden) van <text:a xlink:type="simple" xlink:href="http://frostwire.com/">frostwire.com</text:a> en kies <text:span text:style-name="Strong_20_Emphasis">Openen met GDebi pakketinstallatie (standaard)</text:span><text:span text:style-name="T3"> en klik op </text:span><text:span text:style-name="Strong_20_Emphasis"><text:span text:style-name="T3">OK</text:span></text:span><text:span text:style-name="T3">.</text:span></text:p>
            </text:list-item>
            <text:list-item>
              <text:p text:style-name="P6"><text:span text:style-name="T22">Klik op </text:span><text:span text:style-name="Strong_20_Emphasis"><text:span text:style-name="T22">Pakket installeren</text:span></text:span><text:span text:style-name="T22">. Klik op </text:span><text:span text:style-name="Strong_20_Emphasis"><text:span text:style-name="T22">Sluiten</text:span></text:span><text:span text:style-name="T22">. Sluit Pakketinstallatie af.</text:span></text:p>
              <text:p text:style-name="P20"/>
            </text:list-item>
            <text:list-item>
              <text:p text:style-name="P20">Download Linux Citrix Client “Citrix Receiver for Linux” (Telewerken) <text:span text:style-name="Strong_20_Emphasis">.tar.gz</text:span><text:line-break/>van <text:a xlink:type="simple" xlink:href="http://citrix.nl/"><text:span text:style-name="Internet_20_link"><text:span text:style-name="T22">citrix.nl</text:span></text:span></text:a> naar Downloads. </text:p>
            </text:list-item>
            <text:list-item>
              <text:p text:style-name="P9"><text:span text:style-name="T22">Navigeer naar Downloads, klik rechts op linuxx86...tar.gz, en kies </text:span><text:span text:style-name="Strong_20_Emphasis"><text:span text:style-name="T22">Hier uitpakken</text:span></text:span><text:span text:style-name="T22">.</text:span></text:p>
            </text:list-item>
            <text:list-item>
              <text:p text:style-name="P20"><text:span text:style-name="T19">Installeer Citrix Client met $ </text:span><text:span text:style-name="User_20_Entry"><text:span text:style-name="T88">sudo ~/Downloads/linuxx86-11*/setupwfc<text:line-break/></text:span></text:span><text:span text:style-name="T88">Controleer de installatie</text:span><text:span text:style-name="User_20_Entry"><text:span text:style-name="T72"> en het installatiescript</text:span></text:span><text:span text:style-name="T88"> op geen '=&gt; not found' via het Terminalvenster $ </text:span><text:span text:style-name="User_20_Entry"><text:span text:style-name="T88">ldd /usr/lib/ICAClient/wfcmgr</text:span></text:span><text:span text:style-name="T88"> </text:span></text:p>
            </text:list-item>
            <text:list-item>
              <text:p text:style-name="P30"><text:span text:style-name="T54">$ </text:span><text:span text:style-name="User_20_Entry"><text:span text:style-name="T54">exit</text:span></text:span><text:span text:style-name="T54"> </text:span><text:span text:style-name="User_20_Entry"><text:span text:style-name="T54"><text:line-break/><text:line-break/></text:span></text:span><text:span text:style-name="Strong_20_Emphasis"><text:span text:style-name="T56">NOTE</text:span></text:span><text:span text:style-name="T54"> Voor Telewerken visuele effecten uitschakelen via Compiz Fusion Icon.</text:span></text:p>
            </text:list-item>
          </text:list>
        </text:list-item>
        <text:list-item>
          <text:p text:style-name="P47">Gebruiker inrichten.</text:p>
          <text:list>
            <text:list-header>
              <text:p text:style-name="P12"/>
            </text:list-header>
            <text:list-item>
              <text:p text:style-name="P8"><text:span text:style-name="T22">Aanmelden als </text:span><text:span text:style-name="Strong_20_Emphasis"><text:span text:style-name="T22">Karel</text:span></text:span><text:span text:style-name="T22">.</text:span></text:p>
              <text:p text:style-name="P20"/>
            </text:list-item>
            <text:list-item>
              <text:p text:style-name="P8"><text:span text:style-name="T22">Start </text:span><text:span text:style-name="Strong_20_Emphasis"><text:span text:style-name="T22">Back In Time</text:span></text:span><text:span text:style-name="T22"> via </text:span><text:span text:style-name="Strong_20_Emphasis"><text:span text:style-name="T22">Toepassingen</text:span></text:span><text:span text:style-name="T22"> &gt; </text:span><text:span text:style-name="Strong_20_Emphasis"><text:span text:style-name="T22">Systeemgereedschap</text:span></text:span><text:span text:style-name="T22">.<text:line-break/>Venster Voorkeuren opent of klik op </text:span><text:span text:style-name="Strong_20_Emphasis"><text:span text:style-name="T22">Voorkeuren</text:span></text:span><text:span text:style-name="T22">.</text:span></text:p>
            </text:list-item>
            <text:list-item>
              <text:p text:style-name="P8"><text:span text:style-name="T22">Klik op tabblad </text:span><text:span text:style-name="Strong_20_Emphasis"><text:span text:style-name="T22">Algemeen</text:span></text:span><text:span text:style-name="T22">. Kies bij </text:span><text:span text:style-name="Strong_20_Emphasis"><text:span text:style-name="T22">Waar moeten de snapshots bewaard worden</text:span></text:span><text:span text:style-name="T22"> voor </text:span><text:span text:style-name="Strong_20_Emphasis"><text:span text:style-name="T22">/home/karel/Back In Time </text:span></text:span><text:span text:style-name="T22">en kies bij </text:span><text:span text:style-name="Strong_20_Emphasis"><text:span text:style-name="T22">Planning</text:span></text:span><text:span text:style-name="T22"> voor </text:span><text:span text:style-name="Strong_20_Emphasis"><text:span text:style-name="T22">Elke 10 minuten</text:span></text:span><text:span text:style-name="T22">.</text:span></text:p>
            </text:list-item>
            <text:list-item>
              <text:p text:style-name="P8"><text:span text:style-name="T22">Klik op tabblad </text:span><text:span text:style-name="Strong_20_Emphasis"><text:span text:style-name="T22">Opnemen</text:span></text:span><text:span text:style-name="T22"> en voeg toe </text:span><text:span text:style-name="Strong_20_Emphasis"><text:span text:style-name="T22">/home/karel</text:span></text:span><text:span text:style-name="T22">.</text:span></text:p>
            </text:list-item>
            <text:list-item>
              <text:p text:style-name="P20">Klik op tabblad <text:span text:style-name="Strong_20_Emphasis">Uitsluiten</text:span>, <text:line-break/>klik op <text:span text:style-name="Strong_20_Emphasis">Toevoegen</text:span>, vul in <text:span text:style-name="Strong_20_Emphasis">Exclusief patroon</text:span> <text:span text:style-name="User_20_Entry">*.img</text:span> (KVM images), <text:line-break/>klik op <text:span text:style-name="Strong_20_Emphasis">Map toevoegen</text:span>, ga naar de volgende mappen en klik steeds op <text:span text:style-name="Strong_20_Emphasis">Openen</text:span>:<text:line-break/><text:tab/><text:tab/><text:tab/><text:span text:style-name="Strong_20_Emphasis">Afbeeldingen</text:span>, <text:line-break/><text:tab/><text:tab/><text:tab/><text:span text:style-name="Strong_20_Emphasis">Downloads</text:span>, <text:line-break/><text:tab/><text:tab/><text:tab/><text:span text:style-name="Strong_20_Emphasis">Evolution</text:span>, <text:line-break/><text:tab/><text:tab/><text:tab/><text:span text:style-name="Strong_20_Emphasis">FrostWire</text:span>, <text:line-break/><text:tab/><text:tab/><text:tab/><text:span text:style-name="Strong_20_Emphasis">Muziek</text:span>, en <text:line-break/><text:tab/><text:tab/><text:tab/><text:span text:style-name="Strong_20_Emphasis">Video's</text:span>.</text:p>
            </text:list-item>
            <text:list-item>
              <text:p text:style-name="P8"><text:span text:style-name="T22">Klik op tabblad </text:span><text:span text:style-name="Strong_20_Emphasis"><text:span text:style-name="T22">Verwijder automatisch</text:span></text:span><text:span text:style-name="T22"> en vink aan </text:span><text:span text:style-name="Strong_20_Emphasis"><text:span text:style-name="T22">Slim verwijderen</text:span></text:span><text:span text:style-name="T22">.<text:line-break/>Klik op </text:span><text:span text:style-name="Strong_20_Emphasis"><text:span text:style-name="T22">OK</text:span></text:span><text:span text:style-name="T22"> en vervolgens op </text:span><text:span text:style-name="Strong_20_Emphasis"><text:span text:style-name="T22">Afsluiten</text:span></text:span><text:span text:style-name="T22">.</text:span></text:p>
              <text:p text:style-name="P20"/>
            </text:list-item>
            <text:list-item>
              <text:p text:style-name="P32"><text:span text:style-name="T22">Start </text:span><text:span text:style-name="Strong_20_Emphasis"><text:span text:style-name="T22">Evolution e-mail</text:span></text:span><text:span text:style-name="T22"> via </text:span><text:span text:style-name="Strong_20_Emphasis"><text:span text:style-name="T22">Internet</text:span></text:span><text:span text:style-name="T22"> en verstuur een test e-mail.</text:span></text:p>
            </text:list-item>
            <text:list-item>
              <text:p text:style-name="P34"><text:span text:style-name="T22">Klik op </text:span><text:span text:style-name="Strong_20_Emphasis"><text:span text:style-name="T22">Versturen &amp; ontvangen</text:span></text:span><text:span text:style-name="T22">.</text:span></text:p>
            </text:list-item>
            <text:list-item>
              <text:p text:style-name="P33"><text:span text:style-name="T22">Maak een Evolution backup via </text:span><text:span text:style-name="Strong_20_Emphasis"><text:span text:style-name="T22">Bestand</text:span></text:span><text:span text:style-name="T22"> &gt; </text:span><text:span text:style-name="Strong_20_Emphasis"><text:span text:style-name="T22">Backuparchief aanmaken...</text:span></text:span><text:span text:style-name="T22"> &gt; </text:span><text:span text:style-name="Strong_20_Emphasis"><text:span text:style-name="T22">karel/Evolution/</text:span></text:span><text:span text:style-name="T22">.</text:span></text:p>
            </text:list-item>
            <text:list-item>
              <text:p text:style-name="P41">Sluit Evolution af.</text:p>
              <text:p text:style-name="P42"/>
            </text:list-item>
            <text:list-item>
              <text:p text:style-name="P30"><text:span text:style-name="Emphasis"><text:span text:style-name="T22">Activeer enkelklik om het hele adres te selecteren in Firefox via </text:span></text:span><text:span text:style-name="Emphasis"><text:span text:style-name="T63">Toepassingen</text:span></text:span><text:span text:style-name="Emphasis"><text:span text:style-name="T22"> &gt; </text:span></text:span><text:span text:style-name="Emphasis"><text:span text:style-name="T63">Internet</text:span></text:span><text:span text:style-name="Emphasis"><text:span text:style-name="T22"> &gt; </text:span></text:span><text:span text:style-name="Emphasis"><text:span text:style-name="T63">Firefox webbrowser</text:span></text:span><text:span text:style-name="Emphasis"><text:span text:style-name="T22">. Ga naar </text:span></text:span><text:span text:style-name="User_20_Entry"><text:span text:style-name="T64">about:config</text:span></text:span><text:span text:style-name="Emphasis"><text:span text:style-name="T22"> en </text:span></text:span><text:span text:style-name="Emphasis"><text:span text:style-name="T63">Filter:</text:span></text:span><text:span text:style-name="Emphasis"><text:span text:style-name="T22"> </text:span></text:span><text:span text:style-name="User_20_Entry"><text:span text:style-name="T64">click</text:span></text:span><text:span text:style-name="Emphasis"><text:span text:style-name="T22">.<text:line-break/>Dubbelklik regel </text:span></text:span><text:span text:style-name="Emphasis"><text:span text:style-name="T63">browser.urlbar.clickSelectsAll</text:span></text:span><text:span text:style-name="Emphasis"><text:span text:style-name="T22"> (</text:span></text:span><text:span text:style-name="Emphasis"><text:span text:style-name="T26">wa</text:span></text:span><text:span text:style-name="Emphasis"><text:span text:style-name="T22">arde verandert in </text:span></text:span><text:span text:style-name="Emphasis"><text:span text:style-name="T63">true</text:span></text:span><text:span text:style-name="Emphasis"><text:span text:style-name="T22">).</text:span></text:span></text:p>
            </text:list-item>
            <text:list-item>
              <text:p text:style-name="P30"><text:span text:style-name="Emphasis"><text:span text:style-name="T22">Zorg dat Windows Live Hotmail werkt via </text:span></text:span><text:span text:style-name="Emphasis"><text:span text:style-name="T63">Filter:</text:span></text:span><text:span text:style-name="Emphasis"><text:span text:style-name="T22"> </text:span></text:span><text:span text:style-name="User_20_Entry"><text:span text:style-name="T64">vendor</text:span></text:span><text:span text:style-name="Emphasis"><text:span text:style-name="T22">.<text:line-break/>Klik rechts op gevonden regel en kies </text:span></text:span><text:span text:style-name="Emphasis"><text:span text:style-name="T63">Aanpassen</text:span></text:span><text:span text:style-name="Emphasis"><text:span text:style-name="T22">. Wijzig </text:span></text:span><text:span text:style-name="Emphasis"><text:span text:style-name="T63">Ubuntu</text:span></text:span><text:span text:style-name="Emphasis"><text:span text:style-name="T22"> in </text:span></text:span><text:span text:style-name="User_20_Entry"><text:span text:style-name="T64">Firefox</text:span></text:span><text:span text:style-name="Emphasis"><text:span text:style-name="T22">.</text:span></text:span></text:p>
              <text:p text:style-name="P30"><text:span text:style-name="Emphasis"><text:span text:style-name="T22"/></text:span></text:p>
            </text:list-item>
            <text:list-item>
              <text:p text:style-name="P36"><text:span text:style-name="T22">Voltooi de installatie van </text:span><text:span text:style-name="T63">FrostWire</text:span><text:span text:style-name="T22"> via </text:span><text:span text:style-name="Strong_20_Emphasis"><text:span text:style-name="T22">Toepassingen</text:span></text:span><text:span text:style-name="T22"> &gt; </text:span><text:span text:style-name="Strong_20_Emphasis"><text:span text:style-name="T22">Internet</text:span></text:span><text:span text:style-name="T22">. <text:line-break/></text:span><text:span text:style-name="Strong_20_Emphasis"><text:span text:style-name="T22">Chatnaam:</text:span></text:span><text:span text:style-name="T22"> </text:span><text:span text:style-name="User_20_Entry"><text:span text:style-name="T22">karel</text:span></text:span><text:span text:style-name="T22">.</text:span></text:p>
            </text:list-item>
            <text:list-item>
              <text:p text:style-name="P31"><text:span text:style-name="T22">Zet delen uit via </text:span><text:span text:style-name="Strong_20_Emphasis"><text:span text:style-name="T22">Hulpmiddelen</text:span></text:span><text:span text:style-name="T22"> &gt; </text:span><text:span text:style-name="Strong_20_Emphasis"><text:span text:style-name="T22">Opties</text:span></text:span><text:span text:style-name="T22"> &gt; </text:span><text:span text:style-name="Strong_20_Emphasis"><text:span text:style-name="T22">Delen</text:span></text:span><text:span text:style-name="T22">. Kies </text:span><text:span text:style-name="Strong_20_Emphasis"><text:span text:style-name="T22">Geen mappen</text:span></text:span><text:span text:style-name="T22">, </text:span><text:span text:style-name="Strong_20_Emphasis"><text:span text:style-name="T22">extensies</text:span></text:span><text:span text:style-name="T22">, en </text:span><text:span text:style-name="Strong_20_Emphasis"><text:span text:style-name="T22">downloads delen</text:span></text:span><text:span text:style-name="T22"> en kies via </text:span><text:span text:style-name="Strong_20_Emphasis"><text:span text:style-name="T22">Systeemtray</text:span></text:span><text:span text:style-name="T22"> voor </text:span><text:span text:style-name="Strong_20_Emphasis"><text:span text:style-name="T22">Direct afsluiten</text:span></text:span><text:span text:style-name="T22">.</text:span></text:p>
            </text:list-item>
            <text:list-item>
              <text:p text:style-name="P41">Sluit FrostWire af.</text:p>
              <text:p text:style-name="P38"><text:span text:style-name="Emphasis"><text:span text:style-name="T22"/></text:span></text:p>
            </text:list-item>
            <text:list-item>
              <text:p text:style-name="P35"><text:span text:style-name="T33">Activeer enkelklik om te openen via </text:span><text:span text:style-name="Strong_20_Emphasis"><text:span text:style-name="T36">Locaties</text:span></text:span><text:span text:style-name="T33"> &gt; </text:span><text:span text:style-name="Strong_20_Emphasis"><text:span text:style-name="T36">Persoonlijke map</text:span></text:span><text:span text:style-name="T33"> &gt;</text:span><text:span text:style-name="T45"> </text:span><text:span text:style-name="Strong_20_Emphasis"><text:span text:style-name="T36">Bewerken</text:span></text:span><text:span text:style-name="T33"> &gt; </text:span><text:span text:style-name="Strong_20_Emphasis"><text:span text:style-name="T36">Voorkeuren</text:span></text:span><text:span text:style-name="T33"> &gt; </text:span><text:span text:style-name="Strong_20_Emphasis"><text:span text:style-name="T36">Gedrag</text:span></text:span><text:span text:style-name="T33">. <text:line-break/>Kies </text:span><text:span text:style-name="Strong_20_Emphasis"><text:span text:style-name="T36">Eénmalig klikken om items te openen</text:span></text:span><text:span text:style-name="T33">. </text:span><text:span text:style-name="T45">Klik op </text:span><text:span text:style-name="Strong_20_Emphasis"><text:span text:style-name="T46">Sluiten</text:span></text:span><text:span text:style-name="T45">.</text:span></text:p>
              <text:p text:style-name="P43"/>
            </text:list-item>
            <text:list-item>
              <text:p text:style-name="P30"><text:span text:style-name="T22">Wijzig afbeelding opstartscherm via </text:span><text:span text:style-name="Strong_20_Emphasis"><text:span text:style-name="T22">Systeem</text:span></text:span><text:span text:style-name="T22"> &gt; </text:span><text:span text:style-name="Strong_20_Emphasis"><text:span text:style-name="T22">Voorkeuren</text:span></text:span><text:span text:style-name="T22"> &gt; </text:span><text:span text:style-name="Strong_20_Emphasis"><text:span text:style-name="T22">Over mij</text:span></text:span><text:span text:style-name="T22">.<text:line-break/>Klik links naast </text:span><text:span text:style-name="Strong_20_Emphasis"><text:span text:style-name="T22">Karel</text:span></text:span><text:span text:style-name="T22"> en selecteer </text:span><text:span text:style-name="Strong_20_Emphasis"><text:span text:style-name="T22">penguin</text:span></text:span><text:span text:style-name="T22">. Klik op </text:span><text:span text:style-name="Strong_20_Emphasis"><text:span text:style-name="T22">Sluiten</text:span></text:span><text:span text:style-name="T22">.</text:span></text:p>
            </text:list-item>
          </text:list>
          <text:p text:style-name="P48">6. Gebruiker inrichten (vervolg).</text:p>
          <text:p text:style-name="P42"/>
          <text:list text:continue-numbering="true">
            <text:list-item>
              <text:p text:style-name="P12"><text:span text:style-name="Numbering_20_Symbols"><text:span text:style-name="T22">Stel </text:span></text:span><text:span text:style-name="Strong_20_Emphasis"><text:span text:style-name="T68">visuele effecten in via </text:span></text:span><text:span text:style-name="Strong_20_Emphasis">Systeem</text:span><text:span text:style-name="Strong_20_Emphasis"><text:span text:style-name="T68"> &gt; </text:span></text:span><text:span text:style-name="Strong_20_Emphasis">Voorkeure</text:span><text:span text:style-name="Strong_20_Emphasis"><text:span text:style-name="T68">n &gt; <text:line-break/></text:span></text:span><text:span text:style-name="Strong_20_Emphasis">CompizConfig Instellingen Beheerder</text:span><text:span text:style-name="Strong_20_Emphasis"><text:span text:style-name="T68">.<text:line-break/>Vink bij </text:span></text:span><text:span text:style-name="Strong_20_Emphasis">Bureaublad:</text:span><text:span text:style-name="Strong_20_Emphasis"><text:span text:style-name="T68"> aan </text:span></text:span><text:span text:style-name="Strong_20_Emphasis">Bureaublad kubus</text:span><text:span text:style-name="Strong_20_Emphasis"><text:span text:style-name="T68"> en </text:span></text:span><text:span text:style-name="Strong_20_Emphasis">Roteer kubus</text:span><text:span text:style-name="Strong_20_Emphasis"><text:span text:style-name="T68">.</text:span></text:span></text:p>
            </text:list-item>
            <text:list-item>
              <text:p text:style-name="P12"><text:span text:style-name="Strong_20_Emphasis"><text:span text:style-name="T68">Klik op </text:span></text:span><text:span text:style-name="Strong_20_Emphasis">Bureaublad kubus</text:span><text:span text:style-name="Strong_20_Emphasis"><text:span text:style-name="T68"> en vervolgens op </text:span></text:span><text:span text:style-name="Strong_20_Emphasis">Transparent Cube</text:span><text:span text:style-name="Strong_20_Emphasis"><text:span text:style-name="T68">. <text:line-break/>Kies bij </text:span></text:span><text:span text:style-name="Strong_20_Emphasis">Doorzichtig tijdens draaien</text:span><text:span text:style-name="Strong_20_Emphasis"><text:span text:style-name="T68"> voor </text:span></text:span><text:span text:style-name="Strong_20_Emphasis">50</text:span><text:span text:style-name="Strong_20_Emphasis"><text:span text:style-name="T68">. Klik op Terug.</text:span></text:span></text:p>
            </text:list-item>
            <text:list-item>
              <text:p text:style-name="P12"><text:span text:style-name="Strong_20_Emphasis"><text:span text:style-name="T68">Vink bij </text:span></text:span><text:span text:style-name="Strong_20_Emphasis">Effecten</text:span><text:span text:style-name="Strong_20_Emphasis"><text:span text:style-name="T68"> aan </text:span></text:span><text:span text:style-name="Strong_20_Emphasis">3D vensters</text:span><text:span text:style-name="Strong_20_Emphasis"><text:span text:style-name="T68">, </text:span></text:span><text:span text:style-name="Strong_20_Emphasis">Kubus Tandwielen</text:span><text:span text:style-name="Strong_20_Emphasis"><text:span text:style-name="T68">, </text:span></text:span><text:span text:style-name="Strong_20_Emphasis">Teken vuur op het scherm</text:span><text:span text:style-name="Strong_20_Emphasis"><text:span text:style-name="T68">, <text:s/></text:span></text:span><text:span text:style-name="Strong_20_Emphasis">Water Effect</text:span><text:span text:style-name="Strong_20_Emphasis"><text:span text:style-name="T68">, en </text:span></text:span><text:span text:style-name="Strong_20_Emphasis">Wiebelende Vensters</text:span><text:span text:style-name="Strong_20_Emphasis"><text:span text:style-name="T68">. K</text:span></text:span>lik op <text:span text:style-name="Strong_20_Emphasis">Sluiten</text:span>.</text:p>
            </text:list-item>
            <text:list-item>
              <text:p text:style-name="P20"><text:span text:style-name="T3">Verhoog via rechtsklikken op </text:span><text:span text:style-name="Strong_20_Emphasis"><text:span text:style-name="T3">Werkbladwisselaar</text:span></text:span><text:span text:style-name="T3"> &gt; </text:span><text:span text:style-name="Strong_20_Emphasis"><text:span text:style-name="T3">Voorkeuren</text:span></text:span><text:span text:style-name="T3"> het aantal </text:span><text:span text:style-name="Numbering_20_Symbols"><text:span text:style-name="T29">werkbladen</text:span></text:span><text:span text:style-name="T3"> (</text:span><text:span text:style-name="Strong_20_Emphasis"><text:span text:style-name="T3">Kolommen</text:span></text:span><text:span text:style-name="T3">) naar </text:span><text:span text:style-name="Strong_20_Emphasis"><text:span text:style-name="T3">4</text:span></text:span><text:span text:style-name="T3">. Klik op </text:span><text:span text:style-name="Strong_20_Emphasis"><text:span text:style-name="T3">Sluiten</text:span></text:span><text:span text:style-name="T3">.</text:span></text:p>
              <text:p text:style-name="P12"/>
            </text:list-item>
            <text:list-item>
              <text:p text:style-name="P20"><text:span text:style-name="T3">Zorg dat Compiz Fusion Icon standaard opstart via </text:span><text:span text:style-name="Strong_20_Emphasis"><text:span text:style-name="T3">Systeem</text:span></text:span><text:span text:style-name="T3"> &gt; </text:span><text:span text:style-name="Strong_20_Emphasis"><text:span text:style-name="T3">Voorkeuren</text:span></text:span><text:span text:style-name="T3"> &gt; <text:line-break/></text:span><text:span text:style-name="Strong_20_Emphasis"><text:span text:style-name="T3">Opstart-toepassingen</text:span></text:span><text:span text:style-name="T3">. Klik op </text:span><text:span text:style-name="Strong_20_Emphasis"><text:span text:style-name="T3">Toevoegen</text:span></text:span><text:span text:style-name="T3">. </text:span><text:span text:style-name="Strong_20_Emphasis"><text:span text:style-name="T3">Naam:</text:span></text:span><text:span text:style-name="T3"> </text:span><text:span text:style-name="User_20_Entry"><text:span text:style-name="T3">Compiz Fusion Icon</text:span></text:span><text:span text:style-name="T3">, <text:line-break/></text:span><text:span text:style-name="Strong_20_Emphasis"><text:span text:style-name="T3">Opdracht:</text:span></text:span><text:span text:style-name="T3"> </text:span><text:span text:style-name="User_20_Entry"><text:span text:style-name="T3">fusion-icon -n</text:span></text:span><text:span text:style-name="T3">, en <text:line-break/></text:span><text:span text:style-name="Strong_20_Emphasis"><text:span text:style-name="T3">Commentaar:</text:span></text:span><text:span text:style-name="T3"> </text:span><text:span text:style-name="User_20_Entry"><text:span text:style-name="T3">Visuele effecten uitschakelen, inschakelen, en wijzigen</text:span></text:span><text:span text:style-name="T3">.</text:span><text:span text:style-name="User_20_Entry"><text:span text:style-name="T3"><text:line-break/></text:span></text:span><text:span text:style-name="T3">Klik op </text:span><text:span text:style-name="Strong_20_Emphasis"><text:span text:style-name="T3">Toevoegen</text:span></text:span><text:span text:style-name="T3"> en vervolgens op </text:span><text:span text:style-name="Strong_20_Emphasis"><text:span text:style-name="T3">Sluiten</text:span></text:span><text:span text:style-name="T3">.<text:line-break/>(Om de visuele effecten uit te schakelen klik rechts op </text:span><text:span text:style-name="Strong_20_Emphasis"><text:span text:style-name="T3">Compiz Fusion Icon</text:span></text:span><text:span text:style-name="T3"> &gt; </text:span><text:span text:style-name="Strong_20_Emphasis"><text:span text:style-name="T3">Select Windows Manager</text:span></text:span><text:span text:style-name="T3"> en kies </text:span><text:span text:style-name="Strong_20_Emphasis"><text:span text:style-name="T3">Metacity</text:span></text:span><text:span text:style-name="T3">. Kies </text:span><text:span text:style-name="Strong_20_Emphasis"><text:span text:style-name="T3">Compiz</text:span></text:span><text:span text:style-name="T3"> voor inschakelen.)</text:span></text:p>
              <text:p text:style-name="P27"><text:span text:style-name="Strong_20_Emphasis"><text:span text:style-name="T65"/></text:span></text:p>
            </text:list-item>
            <text:list-item>
              <text:p text:style-name="P44"><text:span text:style-name="Strong_20_Emphasis"><text:span text:style-name="T41">Bereid Kernel-based Virtual Machine (KVM) voor met </text:span></text:span><text:span text:style-name="User_20_Entry"><text:span text:style-name="T31">$ </text:span></text:span><text:span text:style-name="User_20_Entry"><text:span text:style-name="T32">sudo modprobe kvm-amd</text:span></text:span></text:p>
            </text:list-item>
            <text:list-item>
              <text:p text:style-name="P44"><text:span text:style-name="Emphasis"><text:span text:style-name="T35">Maak harddisk aan met $ </text:span></text:span><text:span text:style-name="User_20_Entry"><text:span text:style-name="T35">qemu-img create ubuntu-9.04-desktop-i386.img <text:line-break/>-f qcow2 10G</text:span></text:span></text:p>
            </text:list-item>
            <text:list-item>
              <text:p text:style-name="P44"><text:span text:style-name="Emphasis"><text:span text:style-name="T35">Plaats Ubuntu 9.04 Desktop i386 CD en installeer KVM met<text:line-break/>$ </text:span></text:span><text:span text:style-name="User_20_Entry"><text:span text:style-name="T35">sudo kvm -m 512 -usb -usbdevice tablet -soundhw es1370 <text:line-break/>ubuntu-9.04-desktop-i386.img -cdrom /dev/cdrom -boot d</text:span></text:span></text:p>
            </text:list-item>
            <text:list-item>
              <text:p text:style-name="P44"><text:span text:style-name="Emphasis"><text:span text:style-name="T35">Kies </text:span></text:span><text:span text:style-name="Emphasis"><text:span text:style-name="T37">Nederlands</text:span></text:span><text:span text:style-name="Emphasis"><text:span text:style-name="T35"> en vervolgens </text:span></text:span><text:span text:style-name="Emphasis"><text:span text:style-name="T37">Ubuntu installeren</text:span></text:span><text:span text:style-name="Emphasis"><text:span text:style-name="T35">.</text:span></text:span></text:p>
            </text:list-item>
            <text:list-item>
              <text:p text:style-name="P44"><text:span text:style-name="Emphasis"><text:span text:style-name="T58">Klik driemaal op </text:span></text:span><text:span text:style-name="Emphasis"><text:span text:style-name="T59">Vooruit</text:span></text:span><text:span text:style-name="Emphasis"><text:span text:style-name="T58">.</text:span></text:span></text:p>
            </text:list-item>
            <text:list-item>
              <text:p text:style-name="P44"><text:span text:style-name="Emphasis"><text:span text:style-name="T42">Kies </text:span></text:span><text:span text:style-name="Emphasis"><text:span text:style-name="T43">Leegmaken en de gehele schijf gebruiken</text:span></text:span><text:span text:style-name="Emphasis"><text:span text:style-name="T42"> en klik op </text:span></text:span><text:span text:style-name="Emphasis"><text:span text:style-name="T43">Vooruit</text:span></text:span><text:span text:style-name="Emphasis"><text:span text:style-name="T42">.</text:span></text:span></text:p>
            </text:list-item>
            <text:list-item>
              <text:p text:style-name="P44"><text:span text:style-name="Emphasis"><text:span text:style-name="T37">Naam:</text:span></text:span><text:span text:style-name="Emphasis"><text:span text:style-name="T35"> </text:span></text:span><text:span text:style-name="User_20_Entry"><text:span text:style-name="T35">Karel</text:span></text:span><text:span text:style-name="Emphasis"><text:span text:style-name="T35"> en N</text:span></text:span><text:span text:style-name="Emphasis"><text:span text:style-name="T37">aam van deze computer:</text:span></text:span><text:span text:style-name="Emphasis"><text:span text:style-name="T35"> </text:span></text:span><text:span text:style-name="User_20_Entry"><text:span text:style-name="T35">PC01KVM</text:span></text:span><text:span text:style-name="Emphasis"><text:span text:style-name="T35">.</text:span></text:span></text:p>
            </text:list-item>
            <text:list-item>
              <text:p text:style-name="P44"><text:span text:style-name="Emphasis"><text:span text:style-name="T35">Klik op </text:span></text:span><text:span text:style-name="Emphasis"><text:span text:style-name="T37">Nu herstarten</text:span></text:span><text:span text:style-name="Emphasis"><text:span text:style-name="T35">.</text:span></text:span></text:p>
            </text:list-item>
            <text:list-item>
              <text:p text:style-name="P46"><text:span text:style-name="Emphasis"><text:span text:style-name="T34">Open het venster </text:span></text:span><text:span text:style-name="Emphasis"><text:span text:style-name="T38">Updatebeheer </text:span></text:span><text:span text:style-name="Emphasis"><text:span text:style-name="T34">of ga naar </text:span></text:span><text:span text:style-name="Emphasis"><text:span text:style-name="T38">Systeem</text:span></text:span><text:span text:style-name="Emphasis"><text:span text:style-name="T34"> &gt; </text:span></text:span><text:span text:style-name="Emphasis"><text:span text:style-name="T38">Beheer</text:span></text:span><text:span text:style-name="Emphasis"><text:span text:style-name="T34"> &gt; </text:span></text:span><text:span text:style-name="Emphasis"><text:span text:style-name="T38">Updatebeheer</text:span></text:span><text:span text:style-name="Emphasis"><text:span text:style-name="T34">. Klik op </text:span></text:span><text:span text:style-name="Emphasis"><text:span text:style-name="T38">Updates installeren</text:span></text:span><text:span text:style-name="Emphasis"><text:span text:style-name="T34">. Klik op </text:span></text:span><text:span text:style-name="Emphasis"><text:span text:style-name="T38">Sluiten</text:span></text:span><text:span text:style-name="Emphasis"><text:span text:style-name="T34">. Sluit de KVM af.</text:span></text:span></text:p>
            </text:list-item>
            <text:list-item>
              <text:p text:style-name="P46"><text:span text:style-name="Emphasis"><text:span text:style-name="T34">Start <text:s/>KVM met </text:span></text:span><text:span text:style-name="User_20_Entry"><text:span text:style-name="T22">$ sudo kvm -name 'Ubuntu 9.04 “Intrepid Ibex”' -m 512 <text:line-break/>-usb -usbdevice tablet -soundhw es1370 ubuntu-9.04-desktop-i386.img</text:span></text:span><text:span text:style-name="Emphasis"><text:span text:style-name="T22"> (snelkoppeling naar script op bureaublad)</text:span></text:span></text:p>
            </text:list-item>
            <text:list-item>
              <text:p text:style-name="P30"><text:span text:style-name="Emphasis"><text:span text:style-name="T22">$ </text:span></text:span><text:span text:style-name="User_20_Entry"><text:span text:style-name="T64">exit</text:span></text:span></text:p>
              <text:p text:style-name="P46"><text:span text:style-name="User_20_Entry"><text:span text:style-name="T22"/></text:span></text:p>
            </text:list-item>
            <text:list-item>
              <text:p text:style-name="P37"><text:span text:style-name="T22">Stel aliassen in via $ </text:span><text:span text:style-name="User_20_Entry"><text:span text:style-name="T22">gedit ~/.bashrc</text:span></text:span><text:span text:style-name="T22"> en haal # weg voor alias ll, alias la, en alias l. </text:span></text:p>
              <text:p text:style-name="P40"/>
              <text:p text:style-name="P40"/>
            </text:list-item>
          </text:list>
        </text:list-item>
        <text:list-item>
          <text:p text:style-name="P40">Installatie afronden.</text:p>
          <text:p text:style-name="P40"/>
          <text:list>
            <text:list-item>
              <text:p text:style-name="P36"><text:span text:style-name="Strong_20_Emphasis"><text:span text:style-name="T27">Aanmelden als </text:span></text:span><text:span text:style-name="Strong_20_Emphasis"><text:span text:style-name="T60">Karel</text:span></text:span><text:span text:style-name="Strong_20_Emphasis"><text:span text:style-name="T27">.</text:span></text:span></text:p>
              <text:p text:style-name="P36"><text:span text:style-name="Strong_20_Emphasis"><text:span text:style-name="T27"/></text:span></text:p>
            </text:list-item>
            <text:list-item>
              <text:p text:style-name="P36"><text:span text:style-name="Strong_20_Emphasis"><text:span text:style-name="T27">Start Terminalvenster om het backupscript te downloaden en een backup te maken.</text:span></text:span></text:p>
            </text:list-item>
            <text:list-item>
              <text:p text:style-name="P20">$ <text:span text:style-name="User_20_Entry">cd /tmp;wget tinyurl.com/haalop;bash getscripts.sh</text:span></text:p>
            </text:list-item>
            <text:list-item>
              <text:p text:style-name="P36"><text:span text:style-name="T61">$ </text:span><text:span text:style-name="User_20_Entry"><text:span text:style-name="T22">sudo ./backup.sh --setup<text:line-break/></text:span></text:span><text:span text:style-name="T28">Volg de aanwijzingen van het backupscript.</text:span></text:p>
            </text:list-item>
          </text:list>
        </text:list-item>
      </text:list>
      <text:p text:style-name="P13"/>
      <text:p text:style-name="P13"/>
      <text:list xml:id="list816890901" text:style-name="L5">
        <text:list-header>
          <text:p text:style-name="P45"><text:span text:style-name="Strong_20_Emphasis"><text:span text:style-name="T22">NOTE</text:span></text:span><text:span text:style-name="T66"> <text:s/>Installatie PC01 </text:span><text:span text:style-name="T48">Ubuntu Linux </text:span><text:span text:style-name="T66">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Bitstream Vera Sans2" fo:font-size="10pt" fo:font-style="normal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text-underline-style="wave" style:text-underline-type="double" style:text-underline-width="auto" style:text-underline-color="font-color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MP3" style:family="paragraph" style:parent-style-name="Footer">
      <style:text-properties style:font-name="Bitstream Vera Sans2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PC01 Ubuntu 9.10 Desktop AMD64</text:file-name><text:tab/><text:date style:data-style-name="N36" text:date-value="2010-10-14T16:51:07">14-10-2010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5</text:page-number>/<text:page-count style:num-format="1">5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subject>Installatie PC software</dc:subject>
    <meta:initial-creator>Karel Zimmer</meta:initial-creator>
    <meta:creation-date>1995-11-21T17:41:00</meta:creation-date>
    <dc:date>2010-10-14T16:51:07</dc:date>
    <meta:printed-by>Karel</meta:printed-by>
    <meta:print-date>2008-05-16T22:25:52</meta:print-date>
    <meta:keyword>Installatie</meta:keyword>
    <meta:keyword>Checklist</meta:keyword>
    <meta:keyword>Linux</meta:keyword>
    <meta:editing-cycles>2061</meta:editing-cycles>
    <meta:editing-duration>PT115H07M03S</meta:editing-duration>
    <dc:creator>Karel Zimmer</dc:creator>
    <meta:document-statistic meta:table-count="0" meta:image-count="0" meta:object-count="0" meta:page-count="5" meta:paragraph-count="116" meta:word-count="1560" meta:character-count="10202"/>
    <meta:user-defined meta:name="Info 1"/>
    <meta:user-defined meta:name="Info 2"/>
    <meta:user-defined meta:name="Info 3"/>
    <meta:user-defined meta:name="Info 4"/>
  </office:meta>
</office:document-meta>
</file>